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Expression.addTextExpressio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setExpressions( List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getExpressi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Expression.CompositeExpression( List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add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evaluate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xpression.parse( String text , ExpressionFactory factory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CompositeExpression.evaluateAsString( Jelly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Expression.evaluateAsIterator( Jelly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Expression.Composit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